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7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H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H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H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="0.06pt solid #000000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r" table:style-name="ta1">
        <table:shapes>
          <draw:frame draw:z-index="0" draw:style-name="gr1" draw:text-style-name="P1" svg:width="636.35pt" svg:height="358.98pt" svg:x="27.24pt" svg:y="103.12pt">
            <draw:object draw:notify-on-update-of-ranges="xor.C1:xor.H1 xor.B2:xor.B2 xor.C2:xor.H2 xor.B3:xor.B3 xor.C3:xor.H3 xor.B4:xor.B4 xor.C4:xor.H4 xor.B5:xor.B5 xor.C5:xor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7.06pt" svg:height="358.3pt" svg:x="27.1pt" svg:y="647.77pt">
            <draw:object draw:notify-on-update-of-ranges="xor.B35:xor.B41 xor.C34:xor.C34 xor.C35:xor.C41 xor.D34:xor.D34 xor.D35:xor.D41 xor.E34:xor.E34 xor.E35:xor.E41 xor.F34:xor.F34 xor.F35:xor.F41 xor.G34:xor.G34 xor.G35:xor.G41 xor.H34:xor.H34 xor.H35:xor.H41 xor.I34:xor.I34 xor.I35:xor.I41 xor.J34:xor.J34 xor.J35:xor.J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1014" table:default-cell-style-name="ce1"/>
        <table:table-row table:style-name="ro1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style-name="ce1" office:value-type="float" office:value="0.11" calcext:value-type="float">
            <text:p>0.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" office:value-type="float" office:value="0.126" calcext:value-type="float">
            <text:p>0.1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"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table:number-columns-repeated="3"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" office:value-type="float" office:value="0.146" calcext:value-type="float">
            <text:p>0.1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37" calcext:value-type="float">
            <text:p>0.137</text:p>
          </table:table-cell>
          <table:table-cell table:number-columns-repeated="1016"/>
        </table:table-row>
        <table:table-row table:style-name="ro2">
          <table:table-cell/>
          <table:table-cell table:style-name="ce1" table:number-columns-repeated="2"/>
          <table:table-cell table:number-columns-repeated="1021"/>
        </table:table-row>
        <table:table-row table:style-name="ro2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6" calcext:value-type="float">
            <text:p>0.476</text:p>
          </table:table-cell>
          <table:table-cell office:value-type="float" office:value="0.113" calcext:value-type="float">
            <text:p>0.113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6" calcext:value-type="float">
            <text:p>0.476</text:p>
          </table:table-cell>
          <table:table-cell office:value-type="float" office:value="0.137" calcext:value-type="float">
            <text:p>0.137</text:p>
          </table:table-cell>
          <table:table-cell table:number-columns-repeated="1005"/>
        </table:table-row>
        <table:table-row table:style-name="ro2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6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1016"/>
        </table:table-row>
        <table:table-row table:style-name="ro2" table:number-rows-repeated="4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11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table:style-name="ce1"/>
          <table:table-cell table:style-name="ce6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53" calcext:value-type="float">
            <text:p>0.53</text:p>
          </table:table-cell>
          <table:table-cell office:value-type="float" office:value="0.364" calcext:value-type="float">
            <text:p>0.364</text:p>
          </table:table-cell>
          <table:table-cell office:value-type="float" office:value="-0.571" calcext:value-type="float">
            <text:p>-0.571</text:p>
          </table:table-cell>
          <table:table-cell office:value-type="float" office:value="0.596" calcext:value-type="float">
            <text:p>0.596</text:p>
          </table:table-cell>
          <table:table-cell office:value-type="float" office:value="-0.526" calcext:value-type="float">
            <text:p>-0.526</text:p>
          </table:table-cell>
          <table:table-cell office:value-type="float" office:value="0.26" calcext:value-type="float">
            <text:p>0.26</text:p>
          </table:table-cell>
          <table:table-cell office:value-type="float" office:value="0.188" calcext:value-type="float">
            <text:p>0.188</text:p>
          </table:table-cell>
          <table:table-cell office:value-type="float" office:value="-0.007" calcext:value-type="float">
            <text:p>-0.007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5.637" calcext:value-type="float">
            <text:p>5.637</text:p>
          </table:table-cell>
          <table:table-cell table:style-name="ce21" office:value-type="float" office:value="5.582" calcext:value-type="float">
            <text:p>5.582</text:p>
          </table:table-cell>
          <table:table-cell table:style-name="ce21" office:value-type="float" office:value="-3.033" calcext:value-type="float">
            <text:p>-3.033</text:p>
          </table:table-cell>
          <table:table-cell table:style-name="ce21" office:value-type="float" office:value="3.382" calcext:value-type="float">
            <text:p>3.382</text:p>
          </table:table-cell>
          <table:table-cell table:style-name="ce21" office:value-type="float" office:value="-4.521" calcext:value-type="float">
            <text:p>-4.521</text:p>
          </table:table-cell>
          <table:table-cell table:style-name="ce21" office:value-type="float" office:value="4.418" calcext:value-type="float">
            <text:p>4.418</text:p>
          </table:table-cell>
          <table:table-cell table:style-name="ce21" office:value-type="float" office:value="-0.647" calcext:value-type="float">
            <text:p>-0.647</text:p>
          </table:table-cell>
          <table:table-cell table:style-name="ce21" office:value-type="float" office:value="2.36" calcext:value-type="float">
            <text:p>2.3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7.042" calcext:value-type="float">
            <text:p>7.042</text:p>
          </table:table-cell>
          <table:table-cell table:style-name="ce21" office:value-type="float" office:value="7.013" calcext:value-type="float">
            <text:p>7.013</text:p>
          </table:table-cell>
          <table:table-cell table:style-name="ce21" office:value-type="float" office:value="-3.394" calcext:value-type="float">
            <text:p>-3.394</text:p>
          </table:table-cell>
          <table:table-cell table:style-name="ce21" office:value-type="float" office:value="3.76" calcext:value-type="float">
            <text:p>3.76</text:p>
          </table:table-cell>
          <table:table-cell table:style-name="ce21" office:value-type="float" office:value="-5.311" calcext:value-type="float">
            <text:p>-5.311</text:p>
          </table:table-cell>
          <table:table-cell table:style-name="ce21" office:value-type="float" office:value="5.214" calcext:value-type="float">
            <text:p>5.214</text:p>
          </table:table-cell>
          <table:table-cell table:style-name="ce21" office:value-type="float" office:value="-0.786" calcext:value-type="float">
            <text:p>-0.786</text:p>
          </table:table-cell>
          <table:table-cell table:style-name="ce21" office:value-type="float" office:value="2.597" calcext:value-type="float">
            <text:p>2.597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8.415" calcext:value-type="float">
            <text:p>8.415</text:p>
          </table:table-cell>
          <table:table-cell table:style-name="ce21" office:value-type="float" office:value="8.397" calcext:value-type="float">
            <text:p>8.397</text:p>
          </table:table-cell>
          <table:table-cell table:style-name="ce21" office:value-type="float" office:value="-3.69" calcext:value-type="float">
            <text:p>-3.69</text:p>
          </table:table-cell>
          <table:table-cell table:style-name="ce21" office:value-type="float" office:value="4.071" calcext:value-type="float">
            <text:p>4.071</text:p>
          </table:table-cell>
          <table:table-cell table:style-name="ce21" office:value-type="float" office:value="-6.035" calcext:value-type="float">
            <text:p>-6.035</text:p>
          </table:table-cell>
          <table:table-cell table:style-name="ce21" office:value-type="float" office:value="5.939" calcext:value-type="float">
            <text:p>5.939</text:p>
          </table:table-cell>
          <table:table-cell table:style-name="ce21" office:value-type="float" office:value="-0.899" calcext:value-type="float">
            <text:p>-0.899</text:p>
          </table:table-cell>
          <table:table-cell table:style-name="ce21" office:value-type="float" office:value="2.787" calcext:value-type="float">
            <text:p>2.787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9.325" calcext:value-type="float">
            <text:p>9.325</text:p>
          </table:table-cell>
          <table:table-cell table:style-name="ce21" office:value-type="float" office:value="9.311" calcext:value-type="float">
            <text:p>9.311</text:p>
          </table:table-cell>
          <table:table-cell table:style-name="ce21" office:value-type="float" office:value="-3.865" calcext:value-type="float">
            <text:p>-3.865</text:p>
          </table:table-cell>
          <table:table-cell table:style-name="ce21" office:value-type="float" office:value="4.253" calcext:value-type="float">
            <text:p>4.253</text:p>
          </table:table-cell>
          <table:table-cell table:style-name="ce21" office:value-type="float" office:value="-6.497" calcext:value-type="float">
            <text:p>-6.497</text:p>
          </table:table-cell>
          <table:table-cell table:style-name="ce21" office:value-type="float" office:value="6.402" calcext:value-type="float">
            <text:p>6.402</text:p>
          </table:table-cell>
          <table:table-cell table:style-name="ce21" office:value-type="float" office:value="-0.967" calcext:value-type="float">
            <text:p>-0.967</text:p>
          </table:table-cell>
          <table:table-cell table:style-name="ce21" office:value-type="float" office:value="2.897" calcext:value-type="float">
            <text:p>2.897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10.185" calcext:value-type="float">
            <text:p>10.185</text:p>
          </table:table-cell>
          <table:table-cell table:style-name="ce21" office:value-type="float" office:value="10.174" calcext:value-type="float">
            <text:p>10.174</text:p>
          </table:table-cell>
          <table:table-cell table:style-name="ce21" office:value-type="float" office:value="-4.02" calcext:value-type="float">
            <text:p>-4.02</text:p>
          </table:table-cell>
          <table:table-cell table:style-name="ce21" office:value-type="float" office:value="4.413" calcext:value-type="float">
            <text:p>4.413</text:p>
          </table:table-cell>
          <table:table-cell table:style-name="ce21" office:value-type="float" office:value="-6.926" calcext:value-type="float">
            <text:p>-6.926</text:p>
          </table:table-cell>
          <table:table-cell table:style-name="ce21" office:value-type="float" office:value="6.83" calcext:value-type="float">
            <text:p>6.83</text:p>
          </table:table-cell>
          <table:table-cell table:style-name="ce21" office:value-type="float" office:value="-1.026" calcext:value-type="float">
            <text:p>-1.026</text:p>
          </table:table-cell>
          <table:table-cell table:style-name="ce21" office:value-type="float" office:value="2.993" calcext:value-type="float">
            <text:p>2.993</text:p>
          </table:table-cell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" table:style-name="ta1">
        <table:shapes>
          <draw:frame draw:z-index="0" draw:style-name="gr1" draw:text-style-name="P1" svg:width="626.83pt" svg:height="361.53pt" svg:x="23.41pt" svg:y="91.11pt">
            <draw:object draw:notify-on-update-of-ranges="or.C2:or.H2 or.B3:or.B3 or.C3:or.H3 or.B4:or.B4 or.C4:or.H4 or.B5:or.B5 or.C5:or.H5 or.B6:or.B6 or.C6:o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72.35pt" svg:height="378.2pt" svg:x="25.68pt" svg:y="629.72pt">
            <draw:object draw:notify-on-update-of-ranges="or.B35:or.B41 or.C34:or.C34 or.C35:or.C41 or.D34:or.D34 or.D35:or.D41 or.E34:or.E34 or.E35:or.E41 or.F34:or.F34 or.F35:or.F41 or.G34:or.G34 or.G35:or.G41 or.H34:or.H34 or.H35:or.H41 or.I34:or.I34 or.I35:or.I41 or.J34:or.J34 or.J35:or.J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9"/>
        <table:table-column table:style-name="co7" table:default-cell-style-name="ce9"/>
        <table:table-column table:style-name="co7" table:number-columns-repeated="7" table:default-cell-style-name="ce1"/>
        <table:table-column table:style-name="co4" table:number-columns-repeated="1007" table:default-cell-style-name="ce1"/>
        <table:table-row table:style-name="ro2">
          <table:table-cell/>
          <table:table-cell table:style-name="ce11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style-name="ce1" office:value-type="float" office:value="0.229" calcext:value-type="float">
            <text:p>0.229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" office:value-type="float" office:value="0.044" calcext:value-type="float">
            <text:p>0.04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" office:value-type="float" office:value="0.035" calcext:value-type="float">
            <text:p>0.03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7">
          <table:table-cell table:number-columns-repeated="1017"/>
        </table:table-row>
        <table:table-row table:style-name="ro2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4"/>
        </table:table-row>
        <table:table-row table:style-name="ro2" table:number-rows-repeated="18">
          <table:table-cell table:number-columns-repeated="1017"/>
        </table:table-row>
        <table:table-row table:style-name="ro2">
          <table:table-cell/>
          <table:table-cell table:style-name="ce1"/>
          <table:table-cell table:style-name="ce6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639" calcext:value-type="float">
            <text:p>0.639</text:p>
          </table:table-cell>
          <table:table-cell office:value-type="float" office:value="0.505" calcext:value-type="float">
            <text:p>0.505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727" calcext:value-type="float">
            <text:p>0.727</text:p>
          </table:table-cell>
          <table:table-cell office:value-type="float" office:value="0.468" calcext:value-type="float">
            <text:p>0.468</text:p>
          </table:table-cell>
          <table:table-cell office:value-type="float" office:value="0.96" calcext:value-type="float">
            <text:p>0.96</text:p>
          </table:table-cell>
          <table:table-cell office:value-type="float" office:value="0.199" calcext:value-type="float">
            <text:p>0.199</text:p>
          </table:table-cell>
          <table:table-cell office:value-type="float" office:value="-0.167" calcext:value-type="float">
            <text:p>-0.167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918" calcext:value-type="float">
            <text:p>0.918</text:p>
          </table:table-cell>
          <table:table-cell table:style-name="ce21" office:value-type="float" office:value="1.325" calcext:value-type="float">
            <text:p>1.325</text:p>
          </table:table-cell>
          <table:table-cell table:style-name="ce21" office:value-type="float" office:value="-0.025" calcext:value-type="float">
            <text:p>-0.025</text:p>
          </table:table-cell>
          <table:table-cell table:style-name="ce21" office:value-type="float" office:value="1.603" calcext:value-type="float">
            <text:p>1.603</text:p>
          </table:table-cell>
          <table:table-cell table:style-name="ce21" office:value-type="float" office:value="0.091" calcext:value-type="float">
            <text:p>0.091</text:p>
          </table:table-cell>
          <table:table-cell table:style-name="ce21" office:value-type="float" office:value="1.744" calcext:value-type="float">
            <text:p>1.744</text:p>
          </table:table-cell>
          <table:table-cell table:style-name="ce21" office:value-type="float" office:value="-0.856" calcext:value-type="float">
            <text:p>-0.856</text:p>
          </table:table-cell>
          <table:table-cell table:style-name="ce21" office:value-type="float" office:value="-0.338" calcext:value-type="float">
            <text:p>-0.338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623" calcext:value-type="float">
            <text:p>0.623</text:p>
          </table:table-cell>
          <table:table-cell table:style-name="ce21" office:value-type="float" office:value="2.622" calcext:value-type="float">
            <text:p>2.622</text:p>
          </table:table-cell>
          <table:table-cell table:style-name="ce21" office:value-type="float" office:value="-0.3" calcext:value-type="float">
            <text:p>-0.3</text:p>
          </table:table-cell>
          <table:table-cell table:style-name="ce21" office:value-type="float" office:value="2.698" calcext:value-type="float">
            <text:p>2.698</text:p>
          </table:table-cell>
          <table:table-cell table:style-name="ce21" office:value-type="float" office:value="-1.298" calcext:value-type="float">
            <text:p>-1.298</text:p>
          </table:table-cell>
          <table:table-cell table:style-name="ce21" office:value-type="float" office:value="3.228" calcext:value-type="float">
            <text:p>3.228</text:p>
          </table:table-cell>
          <table:table-cell table:style-name="ce21" office:value-type="float" office:value="-1.854" calcext:value-type="float">
            <text:p>-1.854</text:p>
          </table:table-cell>
          <table:table-cell table:style-name="ce21" office:value-type="float" office:value="0.226" calcext:value-type="float">
            <text:p>0.226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0.534" calcext:value-type="float">
            <text:p>-0.534</text:p>
          </table:table-cell>
          <table:table-cell table:style-name="ce21" office:value-type="float" office:value="4.123" calcext:value-type="float">
            <text:p>4.123</text:p>
          </table:table-cell>
          <table:table-cell table:style-name="ce21" office:value-type="float" office:value="-1.283" calcext:value-type="float">
            <text:p>-1.283</text:p>
          </table:table-cell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-3.405" calcext:value-type="float">
            <text:p>-3.405</text:p>
          </table:table-cell>
          <table:table-cell table:style-name="ce21" office:value-type="float" office:value="5.568" calcext:value-type="float">
            <text:p>5.568</text:p>
          </table:table-cell>
          <table:table-cell table:style-name="ce21" office:value-type="float" office:value="-2.208" calcext:value-type="float">
            <text:p>-2.208</text:p>
          </table:table-cell>
          <table:table-cell table:style-name="ce21" office:value-type="float" office:value="1.306" calcext:value-type="float">
            <text:p>1.306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1.108" calcext:value-type="float">
            <text:p>-1.108</text:p>
          </table:table-cell>
          <table:table-cell table:style-name="ce21" office:value-type="float" office:value="4.513" calcext:value-type="float">
            <text:p>4.513</text:p>
          </table:table-cell>
          <table:table-cell table:style-name="ce21" office:value-type="float" office:value="-1.674" calcext:value-type="float">
            <text:p>-1.674</text:p>
          </table:table-cell>
          <table:table-cell table:style-name="ce21" office:value-type="float" office:value="4.118" calcext:value-type="float">
            <text:p>4.118</text:p>
          </table:table-cell>
          <table:table-cell table:style-name="ce21" office:value-type="float" office:value="-4.192" calcext:value-type="float">
            <text:p>-4.192</text:p>
          </table:table-cell>
          <table:table-cell table:style-name="ce21" office:value-type="float" office:value="6.329" calcext:value-type="float">
            <text:p>6.329</text:p>
          </table:table-cell>
          <table:table-cell table:style-name="ce21" office:value-type="float" office:value="-2.369" calcext:value-type="float">
            <text:p>-2.369</text:p>
          </table:table-cell>
          <table:table-cell table:style-name="ce21" office:value-type="float" office:value="1.421" calcext:value-type="float">
            <text:p>1.421</text:p>
          </table:table-cell>
          <table:table-cell table:number-columns-repeated="1007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1.531" calcext:value-type="float">
            <text:p>-1.531</text:p>
          </table:table-cell>
          <table:table-cell table:style-name="ce21" office:value-type="float" office:value="4.736" calcext:value-type="float">
            <text:p>4.736</text:p>
          </table:table-cell>
          <table:table-cell table:style-name="ce21" office:value-type="float" office:value="-1.968" calcext:value-type="float">
            <text:p>-1.968</text:p>
          </table:table-cell>
          <table:table-cell table:style-name="ce21" office:value-type="float" office:value="4.334" calcext:value-type="float">
            <text:p>4.334</text:p>
          </table:table-cell>
          <table:table-cell table:style-name="ce21" office:value-type="float" office:value="-4.793" calcext:value-type="float">
            <text:p>-4.793</text:p>
          </table:table-cell>
          <table:table-cell table:style-name="ce21" office:value-type="float" office:value="6.813" calcext:value-type="float">
            <text:p>6.813</text:p>
          </table:table-cell>
          <table:table-cell table:style-name="ce21" office:value-type="float" office:value="-2.483" calcext:value-type="float">
            <text:p>-2.483</text:p>
          </table:table-cell>
          <table:table-cell table:style-name="ce21" office:value-type="float" office:value="1.483" calcext:value-type="float">
            <text:p>1.483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9" table:number-columns-repeated="7"/>
          <table:table-cell table:number-columns-repeated="1007"/>
        </table:table-row>
        <table:table-row table:style-name="ro2" table:number-rows-repeated="1048533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and" table:style-name="ta1">
        <table:shapes>
          <draw:frame draw:z-index="0" draw:style-name="gr1" draw:text-style-name="P1" svg:width="685.3pt" svg:height="392.43pt" svg:x="17.97pt" svg:y="104.66pt">
            <draw:object draw:notify-on-update-of-ranges="and.C2:and.H2 and.B3:and.B3 and.C3:and.H3 and.B4:and.B4 and.C4:and.H4 and.B5:and.B5 and.C5:and.H5 and.B6:and.B6 and.C6:and.H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76.4pt" svg:height="380.47pt" svg:x="21.94pt" svg:y="672.83pt">
            <draw:object draw:notify-on-update-of-ranges="and.B38:and.B44 and.C37:and.C37 and.C38:and.C44 and.D37:and.D37 and.D38:and.D44 and.E37:and.E37 and.E38:and.E44 and.F37:and.F37 and.F38:and.F44 and.G37:and.G37 and.G38:and.G44 and.H37:and.H37 and.H38:and.H44 and.I37:and.I37 and.I38:and.I44 and.J37:and.J37 and.J38:and.J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9"/>
        <table:table-column table:style-name="co10" table:default-cell-style-name="ce9"/>
        <table:table-column table:style-name="co10" table:number-columns-repeated="7" table:default-cell-style-name="ce1"/>
        <table:table-column table:style-name="co4" table:number-columns-repeated="1008" table:default-cell-style-name="ce1"/>
        <table:table-row table:style-name="ro2">
          <table:table-cell/>
          <table:table-cell table:style-name="ce6" office:value-type="string" calcext:value-type="string" table:number-columns-spanned="7" table:number-rows-spanned="1">
            <text:p>AND</text:p>
          </table:table-cell>
          <table:covered-table-cell table:style-name="ce8"/>
          <table:covered-table-cell table:number-columns-repeated="5" table:style-name="ce17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0-0</text:p>
          </table:table-cell>
          <table:table-cell table:style-name="ce1" office:value-type="float" office:value="0.047" calcext:value-type="float">
            <text:p>0.047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0-1</text:p>
          </table:table-cell>
          <table:table-cell table:style-name="ce1" office:value-type="float" office:value="0.058" calcext:value-type="float">
            <text:p>0.058</text:p>
          </table:table-cell>
          <table:table-cell office:value-type="float" office:value="0.1" calcext:value-type="float">
            <text:p>0.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1-1</text:p>
          </table:table-cell>
          <table:table-cell table:style-name="ce1" office:value-type="float" office:value="0.235" calcext:value-type="float">
            <text:p>0.23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1-0</text:p>
          </table:table-cell>
          <table:table-cell table:style-name="ce1"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5"/>
        </table:table-row>
        <table:table-row table:style-name="ro2" table:number-rows-repeated="28">
          <table:table-cell table:number-columns-repeated="1018"/>
        </table:table-row>
        <table:table-row table:style-name="ro2">
          <table:table-cell/>
          <table:table-cell table:style-name="ce6"/>
          <table:table-cell table:style-name="ce6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384" calcext:value-type="float">
            <text:p>0.384</text:p>
          </table:table-cell>
          <table:table-cell office:value-type="float" office:value="0.267" calcext:value-type="float">
            <text:p>0.267</text:p>
          </table:table-cell>
          <table:table-cell office:value-type="float" office:value="-0.856" calcext:value-type="float">
            <text:p>-0.856</text:p>
          </table:table-cell>
          <table:table-cell office:value-type="float" office:value="0.327" calcext:value-type="float">
            <text:p>0.327</text:p>
          </table:table-cell>
          <table:table-cell office:value-type="float" office:value="-1.006" calcext:value-type="float">
            <text:p>-1.006</text:p>
          </table:table-cell>
          <table:table-cell office:value-type="float" office:value="-0.57" calcext:value-type="float">
            <text:p>-0.57</text:p>
          </table:table-cell>
          <table:table-cell office:value-type="float" office:value="0.332" calcext:value-type="float">
            <text:p>0.332</text:p>
          </table:table-cell>
          <table:table-cell office:value-type="float" office:value="-0.066" calcext:value-type="float">
            <text:p>-0.066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-0.556" calcext:value-type="float">
            <text:p>-0.556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-2.826" calcext:value-type="float">
            <text:p>-2.826</text:p>
          </table:table-cell>
          <table:table-cell table:style-name="ce21" office:value-type="float" office:value="-0.035" calcext:value-type="float">
            <text:p>-0.035</text:p>
          </table:table-cell>
          <table:table-cell table:style-name="ce21" office:value-type="float" office:value="-3.293" calcext:value-type="float">
            <text:p>-3.293</text:p>
          </table:table-cell>
          <table:table-cell table:style-name="ce21" office:value-type="float" office:value="0.469" calcext:value-type="float">
            <text:p>0.469</text:p>
          </table:table-cell>
          <table:table-cell table:style-name="ce21" office:value-type="float" office:value="0.38" calcext:value-type="float">
            <text:p>0.38</text:p>
          </table:table-cell>
          <table:table-cell table:style-name="ce21" office:value-type="float" office:value="1.077" calcext:value-type="float">
            <text:p>1.077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-2.256" calcext:value-type="float">
            <text:p>-2.256</text:p>
          </table:table-cell>
          <table:table-cell table:style-name="ce21" office:value-type="float" office:value="1.24" calcext:value-type="float">
            <text:p>1.24</text:p>
          </table:table-cell>
          <table:table-cell table:style-name="ce21" office:value-type="float" office:value="-2.973" calcext:value-type="float">
            <text:p>-2.973</text:p>
          </table:table-cell>
          <table:table-cell table:style-name="ce21" office:value-type="float" office:value="0.489" calcext:value-type="float">
            <text:p>0.489</text:p>
          </table:table-cell>
          <table:table-cell table:style-name="ce21" office:value-type="float" office:value="-5.609" calcext:value-type="float">
            <text:p>-5.609</text:p>
          </table:table-cell>
          <table:table-cell table:style-name="ce21" office:value-type="float" office:value="2.42" calcext:value-type="float">
            <text:p>2.42</text:p>
          </table:table-cell>
          <table:table-cell table:style-name="ce21" office:value-type="float" office:value="0.228" calcext:value-type="float">
            <text:p>0.228</text:p>
          </table:table-cell>
          <table:table-cell table:style-name="ce21" office:value-type="float" office:value="3.356" calcext:value-type="float">
            <text:p>3.356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3.042" calcext:value-type="float">
            <text:p>-3.042</text:p>
          </table:table-cell>
          <table:table-cell table:style-name="ce21" office:value-type="float" office:value="1.617" calcext:value-type="float">
            <text:p>1.617</text:p>
          </table:table-cell>
          <table:table-cell table:style-name="ce21" office:value-type="float" office:value="-3.747" calcext:value-type="float">
            <text:p>-3.747</text:p>
          </table:table-cell>
          <table:table-cell table:style-name="ce21" office:value-type="float" office:value="0.817" calcext:value-type="float">
            <text:p>0.817</text:p>
          </table:table-cell>
          <table:table-cell table:style-name="ce21" office:value-type="float" office:value="-7.489" calcext:value-type="float">
            <text:p>-7.489</text:p>
          </table:table-cell>
          <table:table-cell table:style-name="ce21" office:value-type="float" office:value="3.72" calcext:value-type="float">
            <text:p>3.72</text:p>
          </table:table-cell>
          <table:table-cell table:style-name="ce21" office:value-type="float" office:value="-0.347" calcext:value-type="float">
            <text:p>-0.347</text:p>
          </table:table-cell>
          <table:table-cell table:style-name="ce21" office:value-type="float" office:value="4.589" calcext:value-type="float">
            <text:p>4.589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3.342" calcext:value-type="float">
            <text:p>-3.342</text:p>
          </table:table-cell>
          <table:table-cell table:style-name="ce21" office:value-type="float" office:value="1.736" calcext:value-type="float">
            <text:p>1.736</text:p>
          </table:table-cell>
          <table:table-cell table:style-name="ce21" office:value-type="float" office:value="-4.074" calcext:value-type="float">
            <text:p>-4.074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-8.296" calcext:value-type="float">
            <text:p>-8.296</text:p>
          </table:table-cell>
          <table:table-cell table:style-name="ce21" office:value-type="float" office:value="4.336" calcext:value-type="float">
            <text:p>4.336</text:p>
          </table:table-cell>
          <table:table-cell table:style-name="ce21" office:value-type="float" office:value="-0.691" calcext:value-type="float">
            <text:p>-0.691</text:p>
          </table:table-cell>
          <table:table-cell table:style-name="ce21" office:value-type="float" office:value="5.058" calcext:value-type="float">
            <text:p>5.058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3.575" calcext:value-type="float">
            <text:p>-3.575</text:p>
          </table:table-cell>
          <table:table-cell table:style-name="ce21" office:value-type="float" office:value="1.819" calcext:value-type="float">
            <text:p>1.819</text:p>
          </table:table-cell>
          <table:table-cell table:style-name="ce21" office:value-type="float" office:value="-4.307" calcext:value-type="float">
            <text:p>-4.307</text:p>
          </table:table-cell>
          <table:table-cell table:style-name="ce21" office:value-type="float" office:value="1.207" calcext:value-type="float">
            <text:p>1.207</text:p>
          </table:table-cell>
          <table:table-cell table:style-name="ce21" office:value-type="float" office:value="-8.916" calcext:value-type="float">
            <text:p>-8.916</text:p>
          </table:table-cell>
          <table:table-cell table:style-name="ce21" office:value-type="float" office:value="4.862" calcext:value-type="float">
            <text:p>4.862</text:p>
          </table:table-cell>
          <table:table-cell table:style-name="ce21" office:value-type="float" office:value="-1.003" calcext:value-type="float">
            <text:p>-1.003</text:p>
          </table:table-cell>
          <table:table-cell table:style-name="ce21" office:value-type="float" office:value="5.405" calcext:value-type="float">
            <text:p>5.405</text:p>
          </table:table-cell>
          <table:table-cell table:number-columns-repeated="1008"/>
        </table:table-row>
        <table:table-row table:style-name="ro2" table:number-rows-repeated="1048531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2:22:36.842397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dc:date>2020-03-04T12:54:56.292778613</dc:date>
    <meta:editing-duration>PT19M49S</meta:editing-duration>
    <meta:editing-cycles>5</meta:editing-cycles>
    <meta:generator>LibreOffice/6.0.7.3$Linux_X86_64 LibreOffice_project/00m0$Build-3</meta:generator>
    <meta:document-statistic meta:table-count="3" meta:cell-count="34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5cm" svg:height="12.665cm" xlink:href=".." xlink:type="simple" chart:class="chart:line" chart:style-name="ch1">
        <chart:title svg:x="10.665cm" svg:y="0.389cm" chart:style-name="ch2">
          <text:p>XOR</text:p>
        </chart:title>
        <chart:legend chart:legend-position="end" svg:x="20.63cm" svg:y="5.286cm" style:legend-expansion="high" chart:style-name="ch3"/>
        <chart:plot-area chart:style-name="ch4" table:cell-range-address="xor.B1:xor.H5" chart:data-source-has-labels="both" svg:x="0.893cm" svg:y="1.912cm" svg:width="16.224cm" svg:height="8.594cm">
          <chartooo:coordinate-region svg:x="1.805cm" svg:y="2.111cm" svg:width="14.847cm" svg:height="7.748cm"/>
          <chart:axis chart:dimension="x" chart:name="primary-x" chart:style-name="ch5" chartooo:axis-type="auto">
            <chartooo:date-scale/>
            <chart:title svg:x="8.405cm" svg:y="10.759cm" chart:style-name="ch6">
              <text:p>Epochs</text:p>
            </chart:title>
            <chart:categories table:cell-range-address="xor.C1:xor.H1"/>
          </chart:axis>
          <chart:axis chart:dimension="y" chart:name="primary-y" chart:style-name="ch5">
            <chart:title svg:x="0cm" svg:y="6.623cm" chart:style-name="ch7">
              <text:p>Error</text:p>
            </chart:title>
            <chart:grid chart:style-name="ch8" chart:class="major"/>
          </chart:axis>
          <chart:series chart:style-name="ch9" chart:values-cell-range-address="xor.C2:xor.H2" chart:label-cell-address="xor.B2:xor.B2" chart:class="chart:line">
            <chart:data-point chart:repeated="6"/>
          </chart:series>
          <chart:series chart:style-name="ch10" chart:values-cell-range-address="xor.C3:xor.H3" chart:label-cell-address="xor.B3:xor.B3" chart:class="chart:line">
            <chart:data-point chart:repeated="6"/>
          </chart:series>
          <chart:series chart:style-name="ch11" chart:values-cell-range-address="xor.C4:xor.H4" chart:label-cell-address="xor.B4:xor.B4" chart:class="chart:line">
            <chart:data-point chart:repeated="6"/>
          </chart:series>
          <chart:series chart:style-name="ch12" chart:values-cell-range-address="xor.C5:xor.H5" chart:label-cell-address="xor.B5:xor.B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xor.C1:xor.H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B2:xor.B2</svg:desc>
                </draw:g>
              </table:table-cell>
              <table:table-cell office:value-type="float" office:value="0.11">
                <text:p>0.11</text:p>
                <draw:g>
                  <svg:desc>xor.C2:xor.H2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B3:xor.B3</svg:desc>
                </draw:g>
              </table:table-cell>
              <table:table-cell office:value-type="float" office:value="0.126">
                <text:p>0.126</text:p>
                <draw:g>
                  <svg:desc>xor.C3:xor.H3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xor.B4:xor.B4</svg:desc>
                </draw:g>
              </table:table-cell>
              <table:table-cell office:value-type="float" office:value="0.118">
                <text:p>0.118</text:p>
                <draw:g>
                  <svg:desc>xor.C4:xor.H4</svg:desc>
                </draw:g>
              </table:table-cell>
              <table:table-cell office:value-type="float" office:value="0.116">
                <text:p>0.116</text:p>
              </table:table-cell>
              <table:table-cell office:value-type="float" office:value="0.114">
                <text:p>0.114</text:p>
              </table:table-cell>
              <table:table-cell office:value-type="float" office:value="0.114">
                <text:p>0.114</text:p>
              </table:table-cell>
              <table:table-cell office:value-type="float" office:value="0.114">
                <text:p>0.11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-0</text:p>
                <draw:g>
                  <svg:desc>xor.B5:xor.B5</svg:desc>
                </draw:g>
              </table:table-cell>
              <table:table-cell office:value-type="float" office:value="0.146">
                <text:p>0.146</text:p>
                <draw:g>
                  <svg:desc>xor.C5:xor.H5</svg:desc>
                </draw:g>
              </table:table-cell>
              <table:table-cell office:value-type="float" office:value="0.142">
                <text:p>0.142</text:p>
              </table:table-cell>
              <table:table-cell office:value-type="float" office:value="0.139">
                <text:p>0.139</text:p>
              </table:table-cell>
              <table:table-cell office:value-type="float" office:value="0.138">
                <text:p>0.138</text:p>
              </table:table-cell>
              <table:table-cell office:value-type="float" office:value="0.137">
                <text:p>0.137</text:p>
              </table:table-cell>
              <table:table-cell office:value-type="float" office:value="0.137">
                <text:p>0.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75cm" svg:height="12.641cm" xlink:href=".." xlink:type="simple" chart:class="chart:line" chart:style-name="ch1">
        <chart:legend chart:legend-position="end" svg:x="20.628cm" svg:y="4.278cm" style:legend-expansion="high" chart:style-name="ch2"/>
        <chart:plot-area chart:style-name="ch3" table:cell-range-address="xor.B34:xor.J41" chart:data-source-has-labels="both" svg:x="0.449cm" svg:y="0.252cm" svg:width="19.73cm" svg:height="12.137cm">
          <chartooo:coordinate-region svg:x="0.991cm" svg:y="0.451cm" svg:width="18.644cm" svg:height="11.739cm"/>
          <chart:axis chart:dimension="x" chart:name="primary-x" chart:style-name="ch4" chartooo:axis-type="auto">
            <chartooo:date-scale/>
            <chart:categories table:cell-range-address="xor.B35:x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xor.C35:xor.C41" chart:label-cell-address="xor.C34:xor.C34" chart:class="chart:line">
            <chart:data-point chart:repeated="7"/>
          </chart:series>
          <chart:series chart:style-name="ch7" chart:values-cell-range-address="xor.D35:xor.D41" chart:label-cell-address="xor.D34:xor.D34" chart:class="chart:line">
            <chart:data-point chart:repeated="7"/>
          </chart:series>
          <chart:series chart:style-name="ch8" chart:values-cell-range-address="xor.E35:xor.E41" chart:label-cell-address="xor.E34:xor.E34" chart:class="chart:line">
            <chart:data-point chart:repeated="7"/>
          </chart:series>
          <chart:series chart:style-name="ch9" chart:values-cell-range-address="xor.F35:xor.F41" chart:label-cell-address="xor.F34:xor.F34" chart:class="chart:line">
            <chart:data-point chart:repeated="7"/>
          </chart:series>
          <chart:series chart:style-name="ch10" chart:values-cell-range-address="xor.G35:xor.G41" chart:label-cell-address="xor.G34:xor.G34" chart:class="chart:line">
            <chart:data-point chart:repeated="7"/>
          </chart:series>
          <chart:series chart:style-name="ch11" chart:values-cell-range-address="xor.H35:xor.H41" chart:label-cell-address="xor.H34:xor.H34" chart:class="chart:line">
            <chart:data-point chart:repeated="7"/>
          </chart:series>
          <chart:series chart:style-name="ch12" chart:values-cell-range-address="xor.I35:xor.I41" chart:label-cell-address="xor.I34:xor.I34" chart:class="chart:line">
            <chart:data-point chart:repeated="7"/>
          </chart:series>
          <chart:series chart:style-name="ch13" chart:values-cell-range-address="xor.J35:xor.J41" chart:label-cell-address="xor.J34:xor.J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xor.C34:xor.C34</svg:desc>
                </draw:g>
              </table:table-cell>
              <table:table-cell office:value-type="string">
                <text:p>W2</text:p>
                <draw:g>
                  <svg:desc>xor.D34:xor.D34</svg:desc>
                </draw:g>
              </table:table-cell>
              <table:table-cell office:value-type="string">
                <text:p>W3</text:p>
                <draw:g>
                  <svg:desc>xor.E34:xor.E34</svg:desc>
                </draw:g>
              </table:table-cell>
              <table:table-cell office:value-type="string">
                <text:p>W4</text:p>
                <draw:g>
                  <svg:desc>xor.F34:xor.F34</svg:desc>
                </draw:g>
              </table:table-cell>
              <table:table-cell office:value-type="string">
                <text:p>W5</text:p>
                <draw:g>
                  <svg:desc>xor.G34:xor.G34</svg:desc>
                </draw:g>
              </table:table-cell>
              <table:table-cell office:value-type="string">
                <text:p>W6</text:p>
                <draw:g>
                  <svg:desc>xor.H34:xor.H34</svg:desc>
                </draw:g>
              </table:table-cell>
              <table:table-cell office:value-type="string">
                <text:p>W7</text:p>
                <draw:g>
                  <svg:desc>xor.I34:xor.I34</svg:desc>
                </draw:g>
              </table:table-cell>
              <table:table-cell office:value-type="string">
                <text:p>W8</text:p>
                <draw:g>
                  <svg:desc>xor.J34:xor.J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xor.B35:xor.B41</svg:desc>
                </draw:g>
              </table:table-cell>
              <table:table-cell office:value-type="float" office:value="0.5">
                <text:p>0.5</text:p>
                <draw:g>
                  <svg:desc>xor.C35:xor.C41</svg:desc>
                </draw:g>
              </table:table-cell>
              <table:table-cell office:value-type="float" office:value="0.3">
                <text:p>0.3</text:p>
                <draw:g>
                  <svg:desc>xor.D35:xor.D41</svg:desc>
                </draw:g>
              </table:table-cell>
              <table:table-cell office:value-type="float" office:value="-0.5">
                <text:p>-0.5</text:p>
                <draw:g>
                  <svg:desc>xor.E35:xor.E41</svg:desc>
                </draw:g>
              </table:table-cell>
              <table:table-cell office:value-type="float" office:value="0.5">
                <text:p>0.5</text:p>
                <draw:g>
                  <svg:desc>xor.F35:xor.F41</svg:desc>
                </draw:g>
              </table:table-cell>
              <table:table-cell office:value-type="float" office:value="0.2">
                <text:p>0.2</text:p>
                <draw:g>
                  <svg:desc>xor.G35:xor.G41</svg:desc>
                </draw:g>
              </table:table-cell>
              <table:table-cell office:value-type="float" office:value="0.3">
                <text:p>0.3</text:p>
                <draw:g>
                  <svg:desc>xor.H35:xor.H41</svg:desc>
                </draw:g>
              </table:table-cell>
              <table:table-cell office:value-type="float" office:value="0.2">
                <text:p>0.2</text:p>
                <draw:g>
                  <svg:desc>xor.I35:xor.I41</svg:desc>
                </draw:g>
              </table:table-cell>
              <table:table-cell office:value-type="float" office:value="-0.2">
                <text:p>-0.2</text:p>
                <draw:g>
                  <svg:desc>xor.J35:xor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0.364">
                <text:p>0.364</text:p>
              </table:table-cell>
              <table:table-cell office:value-type="float" office:value="-0.571">
                <text:p>-0.571</text:p>
              </table:table-cell>
              <table:table-cell office:value-type="float" office:value="0.596">
                <text:p>0.596</text:p>
              </table:table-cell>
              <table:table-cell office:value-type="float" office:value="-0.526">
                <text:p>-0.526</text:p>
              </table:table-cell>
              <table:table-cell office:value-type="float" office:value="0.26">
                <text:p>0.26</text:p>
              </table:table-cell>
              <table:table-cell office:value-type="float" office:value="0.188">
                <text:p>0.188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637">
                <text:p>5.637</text:p>
              </table:table-cell>
              <table:table-cell office:value-type="float" office:value="5.582">
                <text:p>5.582</text:p>
              </table:table-cell>
              <table:table-cell office:value-type="float" office:value="-3.033">
                <text:p>-3.033</text:p>
              </table:table-cell>
              <table:table-cell office:value-type="float" office:value="3.382">
                <text:p>3.382</text:p>
              </table:table-cell>
              <table:table-cell office:value-type="float" office:value="-4.521">
                <text:p>-4.521</text:p>
              </table:table-cell>
              <table:table-cell office:value-type="float" office:value="4.418">
                <text:p>4.418</text:p>
              </table:table-cell>
              <table:table-cell office:value-type="float" office:value="-0.647">
                <text:p>-0.64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042">
                <text:p>7.042</text:p>
              </table:table-cell>
              <table:table-cell office:value-type="float" office:value="7.013">
                <text:p>7.013</text:p>
              </table:table-cell>
              <table:table-cell office:value-type="float" office:value="-3.394">
                <text:p>-3.394</text:p>
              </table:table-cell>
              <table:table-cell office:value-type="float" office:value="3.76">
                <text:p>3.76</text:p>
              </table:table-cell>
              <table:table-cell office:value-type="float" office:value="-5.311">
                <text:p>-5.311</text:p>
              </table:table-cell>
              <table:table-cell office:value-type="float" office:value="5.214">
                <text:p>5.214</text:p>
              </table:table-cell>
              <table:table-cell office:value-type="float" office:value="-0.786">
                <text:p>-0.786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8.415">
                <text:p>8.415</text:p>
              </table:table-cell>
              <table:table-cell office:value-type="float" office:value="8.397">
                <text:p>8.397</text:p>
              </table:table-cell>
              <table:table-cell office:value-type="float" office:value="-3.69">
                <text:p>-3.69</text:p>
              </table:table-cell>
              <table:table-cell office:value-type="float" office:value="4.071">
                <text:p>4.071</text:p>
              </table:table-cell>
              <table:table-cell office:value-type="float" office:value="-6.035">
                <text:p>-6.035</text:p>
              </table:table-cell>
              <table:table-cell office:value-type="float" office:value="5.939">
                <text:p>5.939</text:p>
              </table:table-cell>
              <table:table-cell office:value-type="float" office:value="-0.899">
                <text:p>-0.899</text:p>
              </table:table-cell>
              <table:table-cell office:value-type="float" office:value="2.787">
                <text:p>2.7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9.325">
                <text:p>9.325</text:p>
              </table:table-cell>
              <table:table-cell office:value-type="float" office:value="9.311">
                <text:p>9.311</text:p>
              </table:table-cell>
              <table:table-cell office:value-type="float" office:value="-3.865">
                <text:p>-3.865</text:p>
              </table:table-cell>
              <table:table-cell office:value-type="float" office:value="4.253">
                <text:p>4.253</text:p>
              </table:table-cell>
              <table:table-cell office:value-type="float" office:value="-6.497">
                <text:p>-6.497</text:p>
              </table:table-cell>
              <table:table-cell office:value-type="float" office:value="6.402">
                <text:p>6.402</text:p>
              </table:table-cell>
              <table:table-cell office:value-type="float" office:value="-0.967">
                <text:p>-0.967</text:p>
              </table:table-cell>
              <table:table-cell office:value-type="float" office:value="2.897">
                <text:p>2.8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.185">
                <text:p>10.185</text:p>
              </table:table-cell>
              <table:table-cell office:value-type="float" office:value="10.174">
                <text:p>10.174</text:p>
              </table:table-cell>
              <table:table-cell office:value-type="float" office:value="-4.02">
                <text:p>-4.02</text:p>
              </table:table-cell>
              <table:table-cell office:value-type="float" office:value="4.413">
                <text:p>4.413</text:p>
              </table:table-cell>
              <table:table-cell office:value-type="float" office:value="-6.926">
                <text:p>-6.926</text:p>
              </table:table-cell>
              <table:table-cell office:value-type="float" office:value="6.83">
                <text:p>6.83</text:p>
              </table:table-cell>
              <table:table-cell office:value-type="float" office:value="-1.026">
                <text:p>-1.026</text:p>
              </table:table-cell>
              <table:table-cell office:value-type="float" office:value="2.993">
                <text:p>2.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2cm" svg:height="13.343cm" xlink:href=".." xlink:type="simple" chart:class="chart:line" chart:style-name="ch1">
        <chart:legend chart:legend-position="end" svg:x="21.873cm" svg:y="4.629cm" style:legend-expansion="high" chart:style-name="ch2"/>
        <chart:plot-area chart:style-name="ch3" table:cell-range-address="or.B34:or.J41" chart:data-source-has-labels="both" svg:x="0.474cm" svg:y="0.266cm" svg:width="20.925cm" svg:height="12.811cm">
          <chartooo:coordinate-region svg:x="1.016cm" svg:y="0.466cm" svg:width="19.918cm" svg:height="12.412cm"/>
          <chart:axis chart:dimension="x" chart:name="primary-x" chart:style-name="ch4" chartooo:axis-type="auto">
            <chartooo:date-scale/>
            <chart:categories table:cell-range-address="or.B35: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.C35:or.C41" chart:label-cell-address="or.C34:or.C34" chart:class="chart:line">
            <chart:data-point chart:repeated="7"/>
          </chart:series>
          <chart:series chart:style-name="ch7" chart:values-cell-range-address="or.D35:or.D41" chart:label-cell-address="or.D34:or.D34" chart:class="chart:line">
            <chart:data-point chart:repeated="7"/>
          </chart:series>
          <chart:series chart:style-name="ch8" chart:values-cell-range-address="or.E35:or.E41" chart:label-cell-address="or.E34:or.E34" chart:class="chart:line">
            <chart:data-point chart:repeated="7"/>
          </chart:series>
          <chart:series chart:style-name="ch9" chart:values-cell-range-address="or.F35:or.F41" chart:label-cell-address="or.F34:or.F34" chart:class="chart:line">
            <chart:data-point chart:repeated="7"/>
          </chart:series>
          <chart:series chart:style-name="ch10" chart:values-cell-range-address="or.G35:or.G41" chart:label-cell-address="or.G34:or.G34" chart:class="chart:line">
            <chart:data-point chart:repeated="7"/>
          </chart:series>
          <chart:series chart:style-name="ch11" chart:values-cell-range-address="or.H35:or.H41" chart:label-cell-address="or.H34:or.H34" chart:class="chart:line">
            <chart:data-point chart:repeated="7"/>
          </chart:series>
          <chart:series chart:style-name="ch12" chart:values-cell-range-address="or.I35:or.I41" chart:label-cell-address="or.I34:or.I34" chart:class="chart:line">
            <chart:data-point chart:repeated="7"/>
          </chart:series>
          <chart:series chart:style-name="ch13" chart:values-cell-range-address="or.J35:or.J41" chart:label-cell-address="or.J34:or.J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or.C34:or.C34</svg:desc>
                </draw:g>
              </table:table-cell>
              <table:table-cell office:value-type="string">
                <text:p>W2</text:p>
                <draw:g>
                  <svg:desc>or.D34:or.D34</svg:desc>
                </draw:g>
              </table:table-cell>
              <table:table-cell office:value-type="string">
                <text:p>W3</text:p>
                <draw:g>
                  <svg:desc>or.E34:or.E34</svg:desc>
                </draw:g>
              </table:table-cell>
              <table:table-cell office:value-type="string">
                <text:p>W4</text:p>
                <draw:g>
                  <svg:desc>or.F34:or.F34</svg:desc>
                </draw:g>
              </table:table-cell>
              <table:table-cell office:value-type="string">
                <text:p>W5</text:p>
                <draw:g>
                  <svg:desc>or.G34:or.G34</svg:desc>
                </draw:g>
              </table:table-cell>
              <table:table-cell office:value-type="string">
                <text:p>W6</text:p>
                <draw:g>
                  <svg:desc>or.H34:or.H34</svg:desc>
                </draw:g>
              </table:table-cell>
              <table:table-cell office:value-type="string">
                <text:p>W7</text:p>
                <draw:g>
                  <svg:desc>or.I34:or.I34</svg:desc>
                </draw:g>
              </table:table-cell>
              <table:table-cell office:value-type="string">
                <text:p>W8</text:p>
                <draw:g>
                  <svg:desc>or.J34:or.J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r.B35:or.B41</svg:desc>
                </draw:g>
              </table:table-cell>
              <table:table-cell office:value-type="float" office:value="0.5">
                <text:p>0.5</text:p>
                <draw:g>
                  <svg:desc>or.C35:or.C41</svg:desc>
                </draw:g>
              </table:table-cell>
              <table:table-cell office:value-type="float" office:value="0.3">
                <text:p>0.3</text:p>
                <draw:g>
                  <svg:desc>or.D35:or.D41</svg:desc>
                </draw:g>
              </table:table-cell>
              <table:table-cell office:value-type="float" office:value="-0.5">
                <text:p>-0.5</text:p>
                <draw:g>
                  <svg:desc>or.E35:or.E41</svg:desc>
                </draw:g>
              </table:table-cell>
              <table:table-cell office:value-type="float" office:value="0.5">
                <text:p>0.5</text:p>
                <draw:g>
                  <svg:desc>or.F35:or.F41</svg:desc>
                </draw:g>
              </table:table-cell>
              <table:table-cell office:value-type="float" office:value="0.2">
                <text:p>0.2</text:p>
                <draw:g>
                  <svg:desc>or.G35:or.G41</svg:desc>
                </draw:g>
              </table:table-cell>
              <table:table-cell office:value-type="float" office:value="0.3">
                <text:p>0.3</text:p>
                <draw:g>
                  <svg:desc>or.H35:or.H41</svg:desc>
                </draw:g>
              </table:table-cell>
              <table:table-cell office:value-type="float" office:value="0.2">
                <text:p>0.2</text:p>
                <draw:g>
                  <svg:desc>or.I35:or.I41</svg:desc>
                </draw:g>
              </table:table-cell>
              <table:table-cell office:value-type="float" office:value="-0.2">
                <text:p>-0.2</text:p>
                <draw:g>
                  <svg:desc>or.J35:or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9">
                <text:p>0.639</text:p>
              </table:table-cell>
              <table:table-cell office:value-type="float" office:value="0.505">
                <text:p>0.505</text:p>
              </table:table-cell>
              <table:table-cell office:value-type="float" office:value="-0.346">
                <text:p>-0.346</text:p>
              </table:table-cell>
              <table:table-cell office:value-type="float" office:value="0.727">
                <text:p>0.727</text:p>
              </table:table-cell>
              <table:table-cell office:value-type="float" office:value="0.468">
                <text:p>0.468</text:p>
              </table:table-cell>
              <table:table-cell office:value-type="float" office:value="0.96">
                <text:p>0.96</text:p>
              </table:table-cell>
              <table:table-cell office:value-type="float" office:value="0.199">
                <text:p>0.199</text:p>
              </table:table-cell>
              <table:table-cell office:value-type="float" office:value="-0.167">
                <text:p>-0.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18">
                <text:p>0.918</text:p>
              </table:table-cell>
              <table:table-cell office:value-type="float" office:value="1.325">
                <text:p>1.325</text:p>
              </table:table-cell>
              <table:table-cell office:value-type="float" office:value="-0.025">
                <text:p>-0.025</text:p>
              </table:table-cell>
              <table:table-cell office:value-type="float" office:value="1.603">
                <text:p>1.603</text:p>
              </table:table-cell>
              <table:table-cell office:value-type="float" office:value="0.091">
                <text:p>0.091</text:p>
              </table:table-cell>
              <table:table-cell office:value-type="float" office:value="1.744">
                <text:p>1.744</text:p>
              </table:table-cell>
              <table:table-cell office:value-type="float" office:value="-0.856">
                <text:p>-0.856</text:p>
              </table:table-cell>
              <table:table-cell office:value-type="float" office:value="-0.338">
                <text:p>-0.3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3">
                <text:p>0.623</text:p>
              </table:table-cell>
              <table:table-cell office:value-type="float" office:value="2.622">
                <text:p>2.622</text:p>
              </table:table-cell>
              <table:table-cell office:value-type="float" office:value="-0.3">
                <text:p>-0.3</text:p>
              </table:table-cell>
              <table:table-cell office:value-type="float" office:value="2.698">
                <text:p>2.698</text:p>
              </table:table-cell>
              <table:table-cell office:value-type="float" office:value="-1.298">
                <text:p>-1.298</text:p>
              </table:table-cell>
              <table:table-cell office:value-type="float" office:value="3.228">
                <text:p>3.228</text:p>
              </table:table-cell>
              <table:table-cell office:value-type="float" office:value="-1.854">
                <text:p>-1.854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534">
                <text:p>-0.534</text:p>
              </table:table-cell>
              <table:table-cell office:value-type="float" office:value="4.123">
                <text:p>4.123</text:p>
              </table:table-cell>
              <table:table-cell office:value-type="float" office:value="-1.283">
                <text:p>-1.283</text:p>
              </table:table-cell>
              <table:table-cell office:value-type="float" office:value="3.8">
                <text:p>3.8</text:p>
              </table:table-cell>
              <table:table-cell office:value-type="float" office:value="-3.405">
                <text:p>-3.405</text:p>
              </table:table-cell>
              <table:table-cell office:value-type="float" office:value="5.568">
                <text:p>5.568</text:p>
              </table:table-cell>
              <table:table-cell office:value-type="float" office:value="-2.208">
                <text:p>-2.208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.108">
                <text:p>-1.108</text:p>
              </table:table-cell>
              <table:table-cell office:value-type="float" office:value="4.513">
                <text:p>4.513</text:p>
              </table:table-cell>
              <table:table-cell office:value-type="float" office:value="-1.674">
                <text:p>-1.674</text:p>
              </table:table-cell>
              <table:table-cell office:value-type="float" office:value="4.118">
                <text:p>4.118</text:p>
              </table:table-cell>
              <table:table-cell office:value-type="float" office:value="-4.192">
                <text:p>-4.192</text:p>
              </table:table-cell>
              <table:table-cell office:value-type="float" office:value="6.329">
                <text:p>6.329</text:p>
              </table:table-cell>
              <table:table-cell office:value-type="float" office:value="-2.369">
                <text:p>-2.369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.531">
                <text:p>-1.531</text:p>
              </table:table-cell>
              <table:table-cell office:value-type="float" office:value="4.736">
                <text:p>4.736</text:p>
              </table:table-cell>
              <table:table-cell office:value-type="float" office:value="-1.968">
                <text:p>-1.968</text:p>
              </table:table-cell>
              <table:table-cell office:value-type="float" office:value="4.334">
                <text:p>4.334</text:p>
              </table:table-cell>
              <table:table-cell office:value-type="float" office:value="-4.793">
                <text:p>-4.793</text:p>
              </table:table-cell>
              <table:table-cell office:value-type="float" office:value="6.813">
                <text:p>6.813</text:p>
              </table:table-cell>
              <table:table-cell office:value-type="float" office:value="-2.483">
                <text:p>-2.483</text:p>
              </table:table-cell>
              <table:table-cell office:value-type="float" office:value="1.483">
                <text:p>1.4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line" chart:style-name="ch1">
        <chart:legend chart:legend-position="end" svg:x="22.016cm" svg:y="4.669cm" style:legend-expansion="high" chart:style-name="ch2"/>
        <chart:plot-area chart:style-name="ch3" table:cell-range-address="and.B37:and.J44" chart:data-source-has-labels="both" svg:x="0.477cm" svg:y="0.268cm" svg:width="21.062cm" svg:height="12.887cm">
          <chartooo:coordinate-region svg:x="1.204cm" svg:y="0.467cm" svg:width="19.87cm" svg:height="12.489cm"/>
          <chart:axis chart:dimension="x" chart:name="primary-x" chart:style-name="ch4" chartooo:axis-type="auto">
            <chartooo:date-scale/>
            <chart:categories table:cell-range-address="and.B38:and.B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d.C38:and.C44" chart:label-cell-address="and.C37:and.C37" chart:class="chart:line">
            <chart:data-point chart:repeated="7"/>
          </chart:series>
          <chart:series chart:style-name="ch7" chart:values-cell-range-address="and.D38:and.D44" chart:label-cell-address="and.D37:and.D37" chart:class="chart:line">
            <chart:data-point chart:repeated="7"/>
          </chart:series>
          <chart:series chart:style-name="ch8" chart:values-cell-range-address="and.E38:and.E44" chart:label-cell-address="and.E37:and.E37" chart:class="chart:line">
            <chart:data-point chart:repeated="7"/>
          </chart:series>
          <chart:series chart:style-name="ch9" chart:values-cell-range-address="and.F38:and.F44" chart:label-cell-address="and.F37:and.F37" chart:class="chart:line">
            <chart:data-point chart:repeated="7"/>
          </chart:series>
          <chart:series chart:style-name="ch10" chart:values-cell-range-address="and.G38:and.G44" chart:label-cell-address="and.G37:and.G37" chart:class="chart:line">
            <chart:data-point chart:repeated="7"/>
          </chart:series>
          <chart:series chart:style-name="ch11" chart:values-cell-range-address="and.H38:and.H44" chart:label-cell-address="and.H37:and.H37" chart:class="chart:line">
            <chart:data-point chart:repeated="7"/>
          </chart:series>
          <chart:series chart:style-name="ch12" chart:values-cell-range-address="and.I38:and.I44" chart:label-cell-address="and.I37:and.I37" chart:class="chart:line">
            <chart:data-point chart:repeated="7"/>
          </chart:series>
          <chart:series chart:style-name="ch13" chart:values-cell-range-address="and.J38:and.J44" chart:label-cell-address="and.J37:and.J3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and.C37:and.C37</svg:desc>
                </draw:g>
              </table:table-cell>
              <table:table-cell office:value-type="string">
                <text:p>W2</text:p>
                <draw:g>
                  <svg:desc>and.D37:and.D37</svg:desc>
                </draw:g>
              </table:table-cell>
              <table:table-cell office:value-type="string">
                <text:p>W3</text:p>
                <draw:g>
                  <svg:desc>and.E37:and.E37</svg:desc>
                </draw:g>
              </table:table-cell>
              <table:table-cell office:value-type="string">
                <text:p>W4</text:p>
                <draw:g>
                  <svg:desc>and.F37:and.F37</svg:desc>
                </draw:g>
              </table:table-cell>
              <table:table-cell office:value-type="string">
                <text:p>W5</text:p>
                <draw:g>
                  <svg:desc>and.G37:and.G37</svg:desc>
                </draw:g>
              </table:table-cell>
              <table:table-cell office:value-type="string">
                <text:p>W6</text:p>
                <draw:g>
                  <svg:desc>and.H37:and.H37</svg:desc>
                </draw:g>
              </table:table-cell>
              <table:table-cell office:value-type="string">
                <text:p>W7</text:p>
                <draw:g>
                  <svg:desc>and.I37:and.I37</svg:desc>
                </draw:g>
              </table:table-cell>
              <table:table-cell office:value-type="string">
                <text:p>W8</text:p>
                <draw:g>
                  <svg:desc>and.J37:and.J3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nd.B38:and.B44</svg:desc>
                </draw:g>
              </table:table-cell>
              <table:table-cell office:value-type="float" office:value="0.5">
                <text:p>0.5</text:p>
                <draw:g>
                  <svg:desc>and.C38:and.C44</svg:desc>
                </draw:g>
              </table:table-cell>
              <table:table-cell office:value-type="float" office:value="0.3">
                <text:p>0.3</text:p>
                <draw:g>
                  <svg:desc>and.D38:and.D44</svg:desc>
                </draw:g>
              </table:table-cell>
              <table:table-cell office:value-type="float" office:value="-0.5">
                <text:p>-0.5</text:p>
                <draw:g>
                  <svg:desc>and.E38:and.E44</svg:desc>
                </draw:g>
              </table:table-cell>
              <table:table-cell office:value-type="float" office:value="0.5">
                <text:p>0.5</text:p>
                <draw:g>
                  <svg:desc>and.F38:and.F44</svg:desc>
                </draw:g>
              </table:table-cell>
              <table:table-cell office:value-type="float" office:value="0.2">
                <text:p>0.2</text:p>
                <draw:g>
                  <svg:desc>and.G38:and.G44</svg:desc>
                </draw:g>
              </table:table-cell>
              <table:table-cell office:value-type="float" office:value="0.3">
                <text:p>0.3</text:p>
                <draw:g>
                  <svg:desc>and.H38:and.H44</svg:desc>
                </draw:g>
              </table:table-cell>
              <table:table-cell office:value-type="float" office:value="0.2">
                <text:p>0.2</text:p>
                <draw:g>
                  <svg:desc>and.I38:and.I44</svg:desc>
                </draw:g>
              </table:table-cell>
              <table:table-cell office:value-type="float" office:value="-0.2">
                <text:p>-0.2</text:p>
                <draw:g>
                  <svg:desc>and.J38:and.J4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84">
                <text:p>0.384</text:p>
              </table:table-cell>
              <table:table-cell office:value-type="float" office:value="0.267">
                <text:p>0.267</text:p>
              </table:table-cell>
              <table:table-cell office:value-type="float" office:value="-0.856">
                <text:p>-0.856</text:p>
              </table:table-cell>
              <table:table-cell office:value-type="float" office:value="0.327">
                <text:p>0.327</text:p>
              </table:table-cell>
              <table:table-cell office:value-type="float" office:value="-1.006">
                <text:p>-1.006</text:p>
              </table:table-cell>
              <table:table-cell office:value-type="float" office:value="-0.57">
                <text:p>-0.57</text:p>
              </table:table-cell>
              <table:table-cell office:value-type="float" office:value="0.332">
                <text:p>0.332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556">
                <text:p>-0.556</text:p>
              </table:table-cell>
              <table:table-cell office:value-type="float" office:value="0.08">
                <text:p>0.08</text:p>
              </table:table-cell>
              <table:table-cell office:value-type="float" office:value="-2.826">
                <text:p>-2.826</text:p>
              </table:table-cell>
              <table:table-cell office:value-type="float" office:value="-0.035">
                <text:p>-0.035</text:p>
              </table:table-cell>
              <table:table-cell office:value-type="float" office:value="-3.293">
                <text:p>-3.293</text:p>
              </table:table-cell>
              <table:table-cell office:value-type="float" office:value="0.469">
                <text:p>0.469</text:p>
              </table:table-cell>
              <table:table-cell office:value-type="float" office:value="0.38">
                <text:p>0.38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.256">
                <text:p>-2.256</text:p>
              </table:table-cell>
              <table:table-cell office:value-type="float" office:value="1.24">
                <text:p>1.24</text:p>
              </table:table-cell>
              <table:table-cell office:value-type="float" office:value="-2.973">
                <text:p>-2.973</text:p>
              </table:table-cell>
              <table:table-cell office:value-type="float" office:value="0.489">
                <text:p>0.489</text:p>
              </table:table-cell>
              <table:table-cell office:value-type="float" office:value="-5.609">
                <text:p>-5.609</text:p>
              </table:table-cell>
              <table:table-cell office:value-type="float" office:value="2.42">
                <text:p>2.42</text:p>
              </table:table-cell>
              <table:table-cell office:value-type="float" office:value="0.228">
                <text:p>0.228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3.042">
                <text:p>-3.042</text:p>
              </table:table-cell>
              <table:table-cell office:value-type="float" office:value="1.617">
                <text:p>1.617</text:p>
              </table:table-cell>
              <table:table-cell office:value-type="float" office:value="-3.747">
                <text:p>-3.747</text:p>
              </table:table-cell>
              <table:table-cell office:value-type="float" office:value="0.817">
                <text:p>0.817</text:p>
              </table:table-cell>
              <table:table-cell office:value-type="float" office:value="-7.489">
                <text:p>-7.489</text:p>
              </table:table-cell>
              <table:table-cell office:value-type="float" office:value="3.72">
                <text:p>3.72</text:p>
              </table:table-cell>
              <table:table-cell office:value-type="float" office:value="-0.347">
                <text:p>-0.347</text:p>
              </table:table-cell>
              <table:table-cell office:value-type="float" office:value="4.589">
                <text:p>4.5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3.342">
                <text:p>-3.342</text:p>
              </table:table-cell>
              <table:table-cell office:value-type="float" office:value="1.736">
                <text:p>1.736</text:p>
              </table:table-cell>
              <table:table-cell office:value-type="float" office:value="-4.074">
                <text:p>-4.074</text:p>
              </table:table-cell>
              <table:table-cell office:value-type="float" office:value="1.012">
                <text:p>1.012</text:p>
              </table:table-cell>
              <table:table-cell office:value-type="float" office:value="-8.296">
                <text:p>-8.296</text:p>
              </table:table-cell>
              <table:table-cell office:value-type="float" office:value="4.336">
                <text:p>4.336</text:p>
              </table:table-cell>
              <table:table-cell office:value-type="float" office:value="-0.691">
                <text:p>-0.691</text:p>
              </table:table-cell>
              <table:table-cell office:value-type="float" office:value="5.058">
                <text:p>5.0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3.575">
                <text:p>-3.575</text:p>
              </table:table-cell>
              <table:table-cell office:value-type="float" office:value="1.819">
                <text:p>1.819</text:p>
              </table:table-cell>
              <table:table-cell office:value-type="float" office:value="-4.307">
                <text:p>-4.307</text:p>
              </table:table-cell>
              <table:table-cell office:value-type="float" office:value="1.207">
                <text:p>1.207</text:p>
              </table:table-cell>
              <table:table-cell office:value-type="float" office:value="-8.916">
                <text:p>-8.916</text:p>
              </table:table-cell>
              <table:table-cell office:value-type="float" office:value="4.862">
                <text:p>4.862</text:p>
              </table:table-cell>
              <table:table-cell office:value-type="float" office:value="-1.003">
                <text:p>-1.003</text:p>
              </table:table-cell>
              <table:table-cell office:value-type="float" office:value="5.405">
                <text:p>5.4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4cm" svg:height="12.755cm" xlink:href=".." xlink:type="simple" chart:class="chart:line" chart:style-name="ch1">
        <chart:title svg:x="10.643cm" svg:y="0.391cm" chart:style-name="ch2">
          <text:p>OR</text:p>
        </chart:title>
        <chart:legend chart:legend-position="end" svg:x="20.294cm" svg:y="5.331cm" style:legend-expansion="high" chart:style-name="ch3"/>
        <chart:plot-area chart:style-name="ch4" table:cell-range-address="or.B2:or.H6" chart:data-source-has-labels="both" svg:x="1.52cm" svg:y="1.491cm" svg:width="18.747cm" svg:height="10.306cm">
          <chartooo:coordinate-region svg:x="2.432cm" svg:y="1.69cm" svg:width="17.37cm" svg:height="9.46cm"/>
          <chart:axis chart:dimension="x" chart:name="primary-x" chart:style-name="ch5" chartooo:axis-type="auto">
            <chartooo:date-scale/>
            <chart:title svg:x="10.293cm" svg:y="12.052cm" chart:style-name="ch6">
              <text:p>Epochs</text:p>
            </chart:title>
            <chart:categories table:cell-range-address="or.C2:or.H2"/>
          </chart:axis>
          <chart:axis chart:dimension="y" chart:name="primary-y" chart:style-name="ch5">
            <chart:title svg:x="0.518cm" svg:y="7.058cm" chart:style-name="ch7">
              <text:p>Error</text:p>
            </chart:title>
            <chart:grid chart:style-name="ch8" chart:class="major"/>
          </chart:axis>
          <chart:series chart:style-name="ch9" chart:values-cell-range-address="or.C3:or.H3" chart:label-cell-address="or.B3:or.B3" chart:class="chart:line">
            <chart:data-point chart:repeated="6"/>
          </chart:series>
          <chart:series chart:style-name="ch10" chart:values-cell-range-address="or.C4:or.H4" chart:label-cell-address="or.B4:or.B4" chart:class="chart:line">
            <chart:data-point chart:repeated="6"/>
          </chart:series>
          <chart:series chart:style-name="ch11" chart:values-cell-range-address="or.C5:or.H5" chart:label-cell-address="or.B5:or.B5" chart:class="chart:line">
            <chart:data-point chart:repeated="6"/>
          </chart:series>
          <chart:series chart:style-name="ch12" chart:values-cell-range-address="or.C6:or.H6" chart:label-cell-address="or.B6: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r.C2: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B3:or.B3</svg:desc>
                </draw:g>
              </table:table-cell>
              <table:table-cell office:value-type="float" office:value="0.229">
                <text:p>0.229</text:p>
                <draw:g>
                  <svg:desc>or.C3:or.H3</svg:desc>
                </draw:g>
              </table:table-cell>
              <table:table-cell office:value-type="float" office:value="0.202">
                <text:p>0.202</text:p>
              </table:table-cell>
              <table:table-cell office:value-type="float" office:value="0.092">
                <text:p>0.092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0-1</text:p>
                <draw:g>
                  <svg:desc>or.B4:or.B4</svg:desc>
                </draw:g>
              </table:table-cell>
              <table:table-cell office:value-type="float" office:value="0.044">
                <text:p>0.044</text:p>
                <draw:g>
                  <svg:desc>or.C4:or.H4</svg:desc>
                </draw:g>
              </table:table-cell>
              <table:table-cell office:value-type="float" office:value="0.026">
                <text:p>0.026</text:p>
              </table:table-cell>
              <table:table-cell office:value-type="float" office:value="0.013">
                <text:p>0.01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or.B5:or.B5</svg:desc>
                </draw:g>
              </table:table-cell>
              <table:table-cell office:value-type="float" office:value="0.035">
                <text:p>0.035</text:p>
                <draw:g>
                  <svg:desc>or.C5:or.H5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B6:or.B6</svg:desc>
                </draw:g>
              </table:table-cell>
              <table:table-cell office:value-type="float" office:value="0.04">
                <text:p>0.04</text:p>
                <draw:g>
                  <svg:desc>or.C6:or.H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7cm" svg:height="13.845cm" xlink:href=".." xlink:type="simple" chart:class="chart:line" chart:style-name="ch1">
        <chart:title svg:x="11.268cm" svg:y="0.672cm" chart:style-name="ch2">
          <text:p>AND</text:p>
        </chart:title>
        <chart:legend chart:legend-position="end" svg:x="22.357cm" svg:y="5.876cm" style:legend-expansion="high" chart:style-name="ch3"/>
        <chart:plot-area chart:style-name="ch4" table:cell-range-address="and.B2:and.H6" chart:data-source-has-labels="both" svg:x="1.6cm" svg:y="1.548cm" svg:width="20.565cm" svg:height="11.062cm">
          <chartooo:coordinate-region svg:x="2.512cm" svg:y="1.747cm" svg:width="19.188cm" svg:height="10.216cm"/>
          <chart:axis chart:dimension="x" chart:name="primary-x" chart:style-name="ch5" chartooo:axis-type="auto">
            <chartooo:date-scale/>
            <chart:title svg:x="11.282cm" svg:y="12.886cm" chart:style-name="ch6">
              <text:p>Epochs</text:p>
            </chart:title>
            <chart:categories table:cell-range-address="and.C2:and.H2"/>
          </chart:axis>
          <chart:axis chart:dimension="y" chart:name="primary-y" chart:style-name="ch5">
            <chart:title svg:x="0.557cm" svg:y="7.493cm" chart:style-name="ch7">
              <text:p>Error</text:p>
            </chart:title>
            <chart:grid chart:style-name="ch8" chart:class="major"/>
          </chart:axis>
          <chart:series chart:style-name="ch9" chart:values-cell-range-address="and.C3:and.H3" chart:label-cell-address="and.B3:and.B3" chart:class="chart:line">
            <chart:data-point chart:repeated="6"/>
          </chart:series>
          <chart:series chart:style-name="ch10" chart:values-cell-range-address="and.C4:and.H4" chart:label-cell-address="and.B4:and.B4" chart:class="chart:line">
            <chart:data-point chart:repeated="6"/>
          </chart:series>
          <chart:series chart:style-name="ch11" chart:values-cell-range-address="and.C5:and.H5" chart:label-cell-address="and.B5:and.B5" chart:class="chart:line">
            <chart:data-point chart:repeated="6"/>
          </chart:series>
          <chart:series chart:style-name="ch12" chart:values-cell-range-address="and.C6:and.H6" chart:label-cell-address="and.B6:and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nd.C2:and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B3:and.B3</svg:desc>
                </draw:g>
              </table:table-cell>
              <table:table-cell office:value-type="float" office:value="0.047">
                <text:p>0.047</text:p>
                <draw:g>
                  <svg:desc>and.C3:and.H3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B4:and.B4</svg:desc>
                </draw:g>
              </table:table-cell>
              <table:table-cell office:value-type="float" office:value="0.058">
                <text:p>0.058</text:p>
                <draw:g>
                  <svg:desc>and.C4:and.H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2">
                <text:p>0.01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and.B5:and.B5</svg:desc>
                </draw:g>
              </table:table-cell>
              <table:table-cell office:value-type="float" office:value="0.235">
                <text:p>0.235</text:p>
                <draw:g>
                  <svg:desc>and.C5:and.H5</svg:desc>
                </draw:g>
              </table:table-cell>
              <table:table-cell office:value-type="float" office:value="0.127">
                <text:p>0.127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and.B6:and.B6</svg:desc>
                </draw:g>
              </table:table-cell>
              <table:table-cell office:value-type="float" office:value="0.039">
                <text:p>0.039</text:p>
                <draw:g>
                  <svg:desc>and.C6:and.H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